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20f035"/>
    </style:style>
    <style:style style:name="P2" style:family="paragraph" style:parent-style-name="Text_20_body">
      <style:paragraph-properties fo:text-align="start" style:justify-single-word="false"/>
      <style:text-properties officeooo:rsid="0020f035" officeooo:paragraph-rsid="0020f035"/>
    </style:style>
    <style:style style:name="P3" style:family="paragraph" style:parent-style-name="Heading_20_1">
      <style:paragraph-properties fo:text-align="start" style:justify-single-word="false"/>
      <style:text-properties officeooo:rsid="0020f035" officeooo:paragraph-rsid="0020f035"/>
    </style:style>
    <style:style style:name="P4" style:family="paragraph" style:parent-style-name="Heading_20_2">
      <style:text-properties officeooo:rsid="0020f035" officeooo:paragraph-rsid="0020f035"/>
    </style:style>
    <style:style style:name="T1" style:family="text">
      <style:text-properties officeooo:rsid="0020f035"/>
    </style:style>
    <style:style style:name="T2" style:family="text">
      <style:text-properties officeooo:rsid="002168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Undone</text:h>
      <text:h text:style-name="Heading_20_2" text:outline-level="2">Am <text:s/>F <text:s text:c="2"/><text:span text:style-name="T1">C <text:s text:c="2"/>G <text:s/>F <text:s text:c="2"/>Am <text:s text:c="2"/>G <text:s text:c="2"/>F</text:span></text:h>
      <text:h text:style-name="Heading_20_3" text:outline-level="3">Words don't come all the time</text:h>
      <text:p text:style-name="P1">The way we feel, the way we slide</text:p>
      <text:p text:style-name="P1">The galaxy is so dark and wide</text:p>
      <text:p text:style-name="P1">Your open arms are mine tonight, And I wait</text:p>
      <text:p text:style-name="P1">Till the morning after, On my grave</text:p>
      <text:p text:style-name="P1">Nothing really matters</text:p>
      <text:h text:style-name="P4" text:outline-level="2">C <text:s text:c="2"/>G <text:s text:c="2"/>Am <text:s text:c="2"/>F</text:h>
      <text:p text:style-name="P1">Undone in a thousand places</text:p>
      <text:p text:style-name="P1">Undone from you</text:p>
      <text:p text:style-name="P1">Undone, the ground is breaking</text:p>
      <text:p text:style-name="P1">Undone, and the mind plays tricks on you</text:p>
      <text:h text:style-name="Heading_20_2" text:outline-level="2">Am <text:span text:style-name="T2">F</text:span></text:h>
      <text:h text:style-name="Heading_20_3" text:outline-level="3">Truth is I, feel you near</text:h>
      <text:p text:style-name="P1">A ghost in black, who disappeared</text:p>
      <text:p text:style-name="P1">I put Berlin eyes, in my love A.I.</text:p>
      <text:p text:style-name="P1">And mirrors on my ceiling</text:p>
      <text:p text:style-name="P1">And I wait</text:p>
      <text:p text:style-name="P1">Till the morning after, On my grave</text:p>
      <text:p text:style-name="P1">Nothing really matters, <text:span text:style-name="T1">Undone...</text:span></text:p>
      <text:h text:style-name="Heading_20_2" text:outline-level="2">F <text:s/>C/F <text:s/>C, <text:s/>Dm/A <text:s/>Dm <text:s/>C</text:h>
      <text:h text:style-name="Heading_20_3" text:outline-level="3">All that I know is the way it feels</text:h>
      <text:p text:style-name="P1">All that you say, I've heard it all before</text:p>
      <text:p text:style-name="P2">Undone...</text:p>
      <text:p text:style-name="P1">Undone, undone</text:p>
      <text:p text:style-name="P1">Undone, and the mind plays tricks on you, The mind plays tricks on yo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20:09:09.761913385</meta:creation-date>
    <dc:title>SongSheet</dc:title>
    <meta:editing-cycles>3</meta:editing-cycles>
    <meta:generator>LibreOffice/7.6.4.1$MacOSX_AARCH64 LibreOffice_project/e19e193f88cd6c0525a17fb7a176ed8e6a3e2aa1</meta:generator>
    <meta:editing-duration>PT9M</meta:editing-duration>
    <dc:date>2025-04-22T10:19:18.374738791</dc:date>
    <meta:document-statistic meta:table-count="0" meta:image-count="0" meta:object-count="0" meta:page-count="1" meta:paragraph-count="27" meta:word-count="156" meta:character-count="745" meta:non-whitespace-character-count="593"/>
    <meta:template xlink:type="simple" xlink:actuate="onRequest" xlink:title="SongSheet" xlink:href="../../../../Library/Application%20Support/LibreOffice/4/user/template/SongSheet.ott" meta:date="2025-04-14T20:09:09.623997206"/>
  </office:meta>
</office:document-meta>
</file>